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08ff54" officeooo:paragraph-rsid="0008ff54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officeooo:paragraph-rsid="0008ff54"/>
    </style:style>
    <style:style style:name="T1" style:family="text">
      <style:text-properties officeooo:rsid="0008ff5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ff54" style:font-weight-asian="bold" style:font-weight-complex="bold"/>
    </style:style>
    <style:style style:name="T5" style:family="text">
      <style:text-properties officeooo:rsid="0009ed9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aporan</text:p>
      <text:p text:style-name="Text_20_body">Nama : Ari Ali Nugroho</text:p>
      <text:p text:style-name="Text_20_body">Kelas : 11 IPA 3</text:p>
      <text:p text:style-name="Text_20_body"/>
      <text:p text:style-name="Text_20_body">Waktu : 1<text:span text:style-name="T1">3</text:span> Mei 2020 (video durasi: 30 menit)</text:p>
      <text:p text:style-name="Text_20_body">Sumber : Internet (youtube.com)</text:p>
      <text:p text:style-name="Text_20_body">Penceramah : Ustadz Adi Hidayat</text:p>
      <text:p text:style-name="P4">Materi: <text:span text:style-name="T1">Berburu malam Al-Qadar</text:span></text:p>
      <text:h text:style-name="P1" text:outline-level="2">Rangkuman<text:span text:style-name="T3">:</text:span></text:h>
      <text:p text:style-name="P5"><text:span text:style-name="T4"/></text:p>
      <text:list xml:id="list3576185620" text:style-name="L1">
        <text:list-item>
          <text:p text:style-name="P2">Rasulullah Shallallahu’alaihi Wasallam bersabda "Carilah oleh kalian keutamaan lailatul qadr pada malam-malam ganjil di sepuluh malam terakhir bulan Ramadhan"</text:p>
        </text:list-item>
        <text:list-item>
          <text:p text:style-name="P2">Tidak ada tanggal pasti saat terjadinya malam Al-Qadar.</text:p>
        </text:list-item>
        <text:list-item>
          <text:p text:style-name="P2">Malam Al-Qadar berkemungkinan besar terjadi pada sepuluh malam ganjil terakhir pada bulan Ramadhan (21,23,dst).</text:p>
        </text:list-item>
        <text:list-item>
          <text:p text:style-name="P2">Cara termudah untuk mencari malam Al-Qadar <text:span text:style-name="T5">adalah</text:span> selalu menghidupkan setiap malam Ramadhan (sebagaimana Rasulullah melakukan lebih banyak ibadah ketika bulan Ramadhan dari bulan-bulan lainnya).</text:p>
        </text:list-item>
        <text:list-item>
          <text:p text:style-name="P2">Durasi malam Al-Qadar dari mulai ba'da Isya sampai menjelang fajar.</text:p>
        </text:list-item>
        <text:list-item>
          <text:p text:style-name="P2">Keuntungan mendapatkan malam Al-Qadar:</text:p>
        </text:list-item>
      </text:list>
      <text:list xml:id="list3834326763" text:style-name="L2">
        <text:list-item>
          <text:p text:style-name="P3">Pahala melimpah</text:p>
        </text:list-item>
        <text:list-item>
          <text:p text:style-name="P3">Dosa diampuni</text:p>
        </text:list-item>
        <text:list-item>
          <text:p text:style-name="P3">Doa dikabulkan</text:p>
        </text:list-item>
        <text:list-item>
          <text:p text:style-name="P3">Hadir ketentraman</text:p>
        </text:list-item>
        <text:list-item>
          <text:p text:style-name="P3">Lahir kemuliaan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3T09:08:33.954679596</meta:creation-date>
    <dc:date>2020-05-13T09:10:17.839039242</dc:date>
    <meta:editing-duration>PT1M43S</meta:editing-duration>
    <meta:editing-cycles>3</meta:editing-cycles>
    <meta:generator>LibreOffice/6.4.3.2$Linux_X86_64 LibreOffice_project/40$Build-2</meta:generator>
    <meta:document-statistic meta:table-count="0" meta:image-count="0" meta:object-count="0" meta:page-count="1" meta:paragraph-count="19" meta:word-count="134" meta:character-count="905" meta:non-whitespace-character-count="801"/>
  </office:meta>
</office:document-meta>
</file>